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ElementImpl.setXmlLang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ElementImpl.getXml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ElementImpl.WML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ElementImpl.getAttribute( String attr , boolean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MLElementImpl.setAttribute( String attr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ElementImpl.setAttribute( String attr ,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ElementImpl.getAttribute( String attr , in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